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13.899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4.339cm"/>
    </style:style>
    <style:style style:name="co11" style:family="table-column">
      <style:table-column-properties fo:break-before="auto" style:column-width="11.836cm"/>
    </style:style>
    <style:style style:name="co12" style:family="table-column">
      <style:table-column-properties fo:break-before="auto" style:column-width="11.27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894cm" fo:break-before="auto" style:use-optimal-row-height="false"/>
    </style:style>
    <style:style style:name="ro2" style:family="table-row">
      <style:table-row-properties style:row-height="10.003cm" fo:break-before="auto" style:use-optimal-row-height="false"/>
    </style:style>
    <style:style style:name="ro3" style:family="table-row">
      <style:table-row-properties style:row-height="10.098cm" fo:break-before="auto" style:use-optimal-row-height="false"/>
    </style:style>
    <style:style style:name="ro4" style:family="table-row">
      <style:table-row-properties style:row-height="7.844cm" fo:break-before="auto" style:use-optimal-row-height="false"/>
    </style:style>
    <style:style style:name="ro5" style:family="table-row">
      <style:table-row-properties style:row-height="11.347cm" fo:break-before="auto" style:use-optimal-row-height="true"/>
    </style:style>
    <style:style style:name="ro6" style:family="table-row">
      <style:table-row-properties style:row-height="10.894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9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wrap-option="wrap" fo:border="none" style:vertical-align="middle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border="none" style:vertical-align="middl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wrap-option="wrap" fo:border="non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MatrixUt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ce9"/>
        <table:table-column table:style-name="co11" table:default-cell-style-name="ce11"/>
        <table:table-column table:style-name="co13" table:number-columns-repeated="67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4" office:value-type="string" calcext:value-type="string">
            <text:p>killed_by_suites</text:p>
          </table:table-cell>
          <table:table-cell table:style-name="ce1" office:value-type="string" calcext:value-type="string">
            <text:p>survived_in_suites</text:p>
          </table:table-cell>
          <table:table-cell table:style-name="ce4" office:value-type="string" calcext:value-type="string">
            <text:p>no_coverage_suites</text:p>
          </table:table-cell>
          <table:table-cell table:style-name="ce3" table:number-columns-repeated="67"/>
        </table:table-row>
        <table:table-row table:style-name="ro2">
          <table:table-cell table:style-name="ce2" office:value-type="string" calcext:value-type="string">
            <text:p>MatrixUtil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returns.NullReturnValsMutator</text:p>
          </table:table-cell>
          <table:table-cell table:style-name="ce2" office:value-type="string" calcext:value-type="string">
            <text:p>lambda$main$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MatrixUtilGrok_COC1Test, MatrixUtilGrok_COC2Test, MatrixUtilGrok_COC4Test, MatrixUtilGrok_FS4Test, MatrixUtilGrok_OS2Test, MatrixUtilGrok_OS3Test, MatrixUtilGrok_POT1Test, MatrixUtilGrok_ZS2Test, MatrixUtilGrok_ZS3Test, MatrixUtilGrok_ZS4Test, MatrixUtilGrok_ZS5Test, MatrixUtilLlama_COC1Test, MatrixUtilLlama_COC2Test, MatrixUtilLlama_COC3Test, MatrixUtilLlama_COC4Test, MatrixUtilLlama_COC5Test, MatrixUtilLlama_OS1Test, MatrixUtilLlama_OS2Test, MatrixUtilLlama_OS3Test, MatrixUtilLlama_OS4Test, MatrixUtilLlama_OS5Test, MatrixUtilLlama_POT1Test, MatrixUtilLlama_POT2Test, MatrixUtilLlama_POT3Test, MatrixUtilLlama_POT4Test, MatrixUtilLlama_POT5Test, MatrixUtilLlama_ZS1Test, MatrixUtilLlama_ZS2Test, MatrixUtilLlama_ZS3Test, MatrixUtilLlama_ZS5Test, MatrixUtilQwen_COC2Test, MatrixUtilQwen_COC5Test, MatrixUtilQwen_FS1Test, MatrixUtilQwen_FS2Test, MatrixUtilQwen_FS3Test, MatrixUtilQwen_FS5Test, MatrixUtilQwen_OS1Test, MatrixUtilQwen_OS2Test, MatrixUtilQwen_OS3Test, MatrixUtilQwen_OS4Test, MatrixUtilQwen_OS5Test, MatrixUtilQwen_POT1Test, MatrixUtilQwen_POT2Test, MatrixUtilQwen_POT3Test, MatrixUtilQwen_ZS1Test, MatrixUtilQwen_ZS2Test, MatrixUtilQwen_ZS3Test, MatrixUtilQwen_ZS4Test, MatrixUtilQwen_ZS5Test</text:p>
          </table:table-cell>
          <table:table-cell table:style-name="ce3" table:number-columns-repeated="67"/>
        </table:table-row>
        <table:table-row table:style-name="ro3">
          <table:table-cell table:style-name="ce2" office:value-type="string" calcext:value-type="string">
            <text:p>MatrixUtil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returns.NullReturnValsMutator</text:p>
          </table:table-cell>
          <table:table-cell table:style-name="ce2" office:value-type="string" calcext:value-type="string">
            <text:p>lambda$main$6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MatrixUtilGrok_COC1Test, MatrixUtilGrok_COC2Test, MatrixUtilGrok_COC4Test, MatrixUtilGrok_FS4Test, MatrixUtilGrok_OS2Test, MatrixUtilGrok_OS3Test, MatrixUtilGrok_POT1Test, MatrixUtilGrok_ZS2Test, MatrixUtilGrok_ZS3Test, MatrixUtilGrok_ZS4Test, MatrixUtilGrok_ZS5Test, MatrixUtilLlama_COC1Test, MatrixUtilLlama_COC2Test, MatrixUtilLlama_COC3Test, MatrixUtilLlama_COC4Test, MatrixUtilLlama_COC5Test, MatrixUtilLlama_OS1Test, MatrixUtilLlama_OS2Test, MatrixUtilLlama_OS3Test, MatrixUtilLlama_OS4Test, MatrixUtilLlama_OS5Test, MatrixUtilLlama_POT1Test, MatrixUtilLlama_POT2Test, MatrixUtilLlama_POT3Test, MatrixUtilLlama_POT4Test, MatrixUtilLlama_POT5Test, MatrixUtilLlama_ZS1Test, MatrixUtilLlama_ZS2Test, MatrixUtilLlama_ZS3Test, MatrixUtilLlama_ZS5Test, MatrixUtilQwen_COC2Test, MatrixUtilQwen_COC5Test, MatrixUtilQwen_FS1Test, MatrixUtilQwen_FS2Test, MatrixUtilQwen_FS3Test, MatrixUtilQwen_FS5Test, MatrixUtilQwen_OS1Test, MatrixUtilQwen_OS2Test, MatrixUtilQwen_OS3Test, MatrixUtilQwen_OS4Test, MatrixUtilQwen_OS5Test, MatrixUtilQwen_POT1Test, MatrixUtilQwen_POT2Test, MatrixUtilQwen_POT3Test, MatrixUtilQwen_ZS1Test, MatrixUtilQwen_ZS2Test, MatrixUtilQwen_ZS3Test, MatrixUtilQwen_ZS4Test, MatrixUtilQwen_ZS5Test</text:p>
          </table:table-cell>
          <table:table-cell table:style-name="ce3" table:number-columns-repeated="67"/>
        </table:table-row>
        <table:table-row table:style-name="ro4">
          <table:table-cell table:style-name="ce2" office:value-type="string" calcext:value-type="string">
            <text:p>MatrixUtil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returns.NullReturnValsMutator</text:p>
          </table:table-cell>
          <table:table-cell table:style-name="ce2" office:value-type="string" calcext:value-type="string">
            <text:p>lambda$main$7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MatrixUtilGrok_COC1Test, MatrixUtilGrok_COC2Test, MatrixUtilGrok_COC4Test, MatrixUtilGrok_FS4Test, MatrixUtilGrok_OS2Test, MatrixUtilGrok_OS3Test, MatrixUtilGrok_POT1Test, MatrixUtilGrok_ZS2Test, MatrixUtilGrok_ZS3Test, MatrixUtilGrok_ZS4Test, MatrixUtilGrok_ZS5Test, MatrixUtilLlama_COC1Test, MatrixUtilLlama_COC2Test, MatrixUtilLlama_COC3Test, MatrixUtilLlama_COC4Test, MatrixUtilLlama_COC5Test, MatrixUtilLlama_OS1Test, MatrixUtilLlama_OS2Test, MatrixUtilLlama_OS3Test, MatrixUtilLlama_OS4Test, MatrixUtilLlama_OS5Test, MatrixUtilLlama_POT1Test, MatrixUtilLlama_POT2Test, MatrixUtilLlama_POT3Test, MatrixUtilLlama_POT4Test, MatrixUtilLlama_POT5Test, MatrixUtilLlama_ZS1Test, MatrixUtilLlama_ZS2Test, MatrixUtilLlama_ZS3Test, MatrixUtilLlama_ZS5Test, MatrixUtilQwen_COC2Test, MatrixUtilQwen_COC5Test, MatrixUtilQwen_FS1Test, MatrixUtilQwen_FS2Test, MatrixUtilQwen_FS3Test, MatrixUtilQwen_FS5Test, MatrixUtilQwen_OS1Test, MatrixUtilQwen_OS2Test, MatrixUtilQwen_OS3Test, MatrixUtilQwen_OS4Test, MatrixUtilQwen_OS5Test, MatrixUtilQwen_POT1Test, MatrixUtilQwen_POT2Test, MatrixUtilQwen_POT3Test, MatrixUtilQwen_ZS1Test, MatrixUtilQwen_ZS2Test, MatrixUtilQwen_ZS3Test, MatrixUtilQwen_ZS4Test, MatrixUtilQwen_ZS5Test</text:p>
          </table:table-cell>
          <table:table-cell table:style-name="ce3" table:number-columns-repeated="67"/>
        </table:table-row>
        <table:table-row table:style-name="ro5">
          <table:table-cell table:style-name="ce2" office:value-type="string" calcext:value-type="string">
            <text:p>MatrixUtil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returns.NullReturnValsMutator</text:p>
          </table:table-cell>
          <table:table-cell table:style-name="ce2" office:value-type="string" calcext:value-type="string">
            <text:p>lambda$multiply$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MatrixUtilGrok_COC1Test, MatrixUtilGrok_COC2Test, MatrixUtilGrok_COC4Test, MatrixUtilGrok_FS4Test, MatrixUtilGrok_OS2Test, MatrixUtilGrok_OS3Test, MatrixUtilGrok_POT1Test, MatrixUtilGrok_ZS2Test, MatrixUtilGrok_ZS3Test, MatrixUtilGrok_ZS4Test, MatrixUtilGrok_ZS5Test, MatrixUtilLlama_COC1Test, MatrixUtilLlama_COC2Test, MatrixUtilLlama_COC3Test, MatrixUtilLlama_COC4Test, MatrixUtilLlama_COC5Test, MatrixUtilLlama_OS1Test, MatrixUtilLlama_OS2Test, MatrixUtilLlama_OS3Test, MatrixUtilLlama_OS4Test, MatrixUtilLlama_OS5Test, MatrixUtilLlama_POT1Test, MatrixUtilLlama_POT2Test, MatrixUtilLlama_POT3Test, MatrixUtilLlama_POT4Test, MatrixUtilLlama_POT5Test, MatrixUtilLlama_ZS1Test, MatrixUtilLlama_ZS2Test, MatrixUtilLlama_ZS3Test, MatrixUtilLlama_ZS5Test, MatrixUtilQwen_COC2Test, MatrixUtilQwen_COC5Test, MatrixUtilQwen_FS1Test, MatrixUtilQwen_FS2Test, MatrixUtilQwen_FS3Test, MatrixUtilQwen_FS5Test, MatrixUtilQwen_OS1Test, MatrixUtilQwen_OS2Test, MatrixUtilQwen_OS3Test, MatrixUtilQwen_OS4Test, MatrixUtilQwen_OS5Test, MatrixUtilQwen_POT1Test, MatrixUtilQwen_POT2Test, MatrixUtilQwen_POT3Test, MatrixUtilQwen_ZS1Test, MatrixUtilQwen_ZS2Test, MatrixUtilQwen_ZS3Test, MatrixUtilQwen_ZS4Test, MatrixUtilQwen_ZS5Test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3" table:number-columns-repeated="67"/>
        </table:table-row>
        <table:table-row table:style-name="ro6">
          <table:table-cell table:style-name="ce2" office:value-type="string" calcext:value-type="string">
            <text:p>MatrixUtil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VoidMethodCallMutator</text:p>
          </table:table-cell>
          <table:table-cell table:style-name="ce2" office:value-type="string" calcext:value-type="string">
            <text:p>lambda$multiply$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MatrixUtilGrok_COC1Test, MatrixUtilGrok_COC2Test, MatrixUtilGrok_COC4Test, MatrixUtilGrok_FS4Test, MatrixUtilGrok_OS2Test, MatrixUtilGrok_OS3Test, MatrixUtilGrok_ZS2Test, MatrixUtilGrok_ZS3Test, MatrixUtilGrok_ZS4Test, MatrixUtilGrok_ZS5Test, MatrixUtilLlama_COC1Test, MatrixUtilLlama_COC2Test, MatrixUtilLlama_COC3Test, MatrixUtilLlama_COC4Test, MatrixUtilLlama_COC5Test, MatrixUtilLlama_OS1Test, MatrixUtilLlama_OS2Test, MatrixUtilLlama_OS3Test, MatrixUtilLlama_OS4Test, MatrixUtilLlama_OS5Test, MatrixUtilLlama_POT1Test, MatrixUtilLlama_POT2Test, MatrixUtilLlama_POT3Test, MatrixUtilLlama_POT4Test, MatrixUtilLlama_POT5Test, MatrixUtilLlama_ZS1Test, MatrixUtilLlama_ZS2Test, MatrixUtilLlama_ZS3Test, MatrixUtilLlama_ZS5Test, MatrixUtilQwen_COC2Test, MatrixUtilQwen_COC5Test, MatrixUtilQwen_FS2Test, MatrixUtilQwen_FS3Test, MatrixUtilQwen_FS5Test, MatrixUtilQwen_OS1Test, MatrixUtilQwen_OS2Test, MatrixUtilQwen_OS3Test, MatrixUtilQwen_OS4Test, MatrixUtilQwen_OS5Test, MatrixUtilQwen_POT1Test, MatrixUtilQwen_POT2Test, MatrixUtilQwen_POT3Test, MatrixUtilQwen_ZS1Test, MatrixUtilQwen_ZS2Test, MatrixUtilQwen_ZS3Test, MatrixUtilQwen_ZS4Test, MatrixUtilQwen_ZS5Test</text:p>
          </table:table-cell>
          <table:table-cell table:style-name="ce2" office:value-type="string" calcext:value-type="string">
            <text:p>MatrixUtilGrok_POT1Test, MatrixUtilQwen_FS1Test</text:p>
          </table:table-cell>
          <table:table-cell table:style-name="ce5" office:value-type="string" calcext:value-type="string">
            <text:p>-</text:p>
          </table:table-cell>
          <table:table-cell table:style-name="ce3" table:number-columns-repeated="67"/>
        </table:table-row>
        <table:table-row table:style-name="ro5">
          <table:table-cell table:style-name="ce2" office:value-type="string" calcext:value-type="string">
            <text:p>MatrixUtil</text:p>
          </table:table-cell>
          <table:table-cell table:style-name="ce2" office:value-type="string" calcext:value-type="string">
            <text:p>M006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VoidMethodCallMutator</text:p>
          </table:table-cell>
          <table:table-cell table:style-name="ce2" office:value-type="string" calcext:value-type="string">
            <text:p>lambda$operate$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MatrixUtilGrok_COC1Test, MatrixUtilGrok_COC2Test, MatrixUtilGrok_COC4Test, MatrixUtilGrok_FS4Test, MatrixUtilGrok_OS2Test, MatrixUtilGrok_OS3Test, MatrixUtilGrok_POT1Test, MatrixUtilGrok_ZS2Test, MatrixUtilGrok_ZS3Test, MatrixUtilGrok_ZS4Test, MatrixUtilGrok_ZS5Test, MatrixUtilLlama_COC1Test, MatrixUtilLlama_COC2Test, MatrixUtilLlama_COC3Test, MatrixUtilLlama_COC4Test, MatrixUtilLlama_COC5Test, MatrixUtilLlama_OS1Test, MatrixUtilLlama_OS2Test, MatrixUtilLlama_OS3Test, MatrixUtilLlama_OS4Test, MatrixUtilLlama_OS5Test, MatrixUtilLlama_POT1Test, MatrixUtilLlama_POT2Test, MatrixUtilLlama_POT3Test, MatrixUtilLlama_POT4Test, MatrixUtilLlama_POT5Test, MatrixUtilLlama_ZS1Test, MatrixUtilLlama_ZS2Test, MatrixUtilLlama_ZS3Test, MatrixUtilLlama_ZS5Test, MatrixUtilQwen_COC2Test, MatrixUtilQwen_COC5Test, MatrixUtilQwen_FS1Test, MatrixUtilQwen_FS2Test, MatrixUtilQwen_FS3Test, MatrixUtilQwen_FS5Test, MatrixUtilQwen_OS1Test, MatrixUtilQwen_OS2Test, MatrixUtilQwen_OS3Test, MatrixUtilQwen_OS4Test, MatrixUtilQwen_OS5Test, MatrixUtilQwen_POT1Test, MatrixUtilQwen_POT2Test, MatrixUtilQwen_POT3Test, MatrixUtilQwen_ZS1Test, MatrixUtilQwen_ZS2Test, MatrixUtilQwen_ZS3Test, MatrixUtilQwen_ZS4Test, MatrixUtilQwen_ZS5Test</text:p>
          </table:table-cell>
          <table:table-cell table:style-name="ce3" table:number-columns-repeated="67"/>
        </table:table-row>
        <table:table-row table:style-name="ro5">
          <table:table-cell table:style-name="ce2" office:value-type="string" calcext:value-type="string">
            <text:p>MatrixUtil</text:p>
          </table:table-cell>
          <table:table-cell table:style-name="ce2" office:value-type="string" calcext:value-type="string">
            <text:p>M007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multiply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MatrixUtilGrok_COC1Test, MatrixUtilGrok_COC2Test, MatrixUtilGrok_COC4Test, MatrixUtilGrok_FS4Test, MatrixUtilGrok_OS2Test, MatrixUtilGrok_OS3Test, MatrixUtilGrok_POT1Test, MatrixUtilGrok_ZS2Test, MatrixUtilGrok_ZS3Test, MatrixUtilGrok_ZS4Test, MatrixUtilGrok_ZS5Test, MatrixUtilLlama_COC1Test, MatrixUtilLlama_COC2Test, MatrixUtilLlama_COC3Test, MatrixUtilLlama_COC4Test, MatrixUtilLlama_COC5Test, MatrixUtilLlama_OS1Test, MatrixUtilLlama_OS2Test, MatrixUtilLlama_OS3Test, MatrixUtilLlama_OS4Test, MatrixUtilLlama_OS5Test, MatrixUtilLlama_POT1Test, MatrixUtilLlama_POT2Test, MatrixUtilLlama_POT3Test, MatrixUtilLlama_POT4Test, MatrixUtilLlama_POT5Test, MatrixUtilLlama_ZS1Test, MatrixUtilLlama_ZS2Test, MatrixUtilLlama_ZS3Test, MatrixUtilLlama_ZS5Test, MatrixUtilQwen_COC2Test, MatrixUtilQwen_COC5Test, MatrixUtilQwen_FS1Test, MatrixUtilQwen_FS2Test, MatrixUtilQwen_FS3Test, MatrixUtilQwen_FS5Test, MatrixUtilQwen_OS1Test, MatrixUtilQwen_OS2Test, MatrixUtilQwen_OS3Test, MatrixUtilQwen_OS4Test, MatrixUtilQwen_OS5Test, MatrixUtilQwen_POT1Test, MatrixUtilQwen_POT2Test, MatrixUtilQwen_POT3Test, MatrixUtilQwen_ZS1Test, MatrixUtilQwen_ZS2Test, MatrixUtilQwen_ZS3Test, MatrixUtilQwen_ZS4Test, MatrixUtilQwen_ZS5Test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3" table:number-columns-repeated="67"/>
        </table:table-row>
        <table:table-row table:style-name="ro6">
          <table:table-cell table:style-name="ce2" office:value-type="string" calcext:value-type="string">
            <text:p>MatrixUtil</text:p>
          </table:table-cell>
          <table:table-cell table:style-name="ce2" office:value-type="string" calcext:value-type="string">
            <text:p>M008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VoidMethodCallMutator</text:p>
          </table:table-cell>
          <table:table-cell table:style-name="ce2" office:value-type="string" calcext:value-type="string">
            <text:p>multiply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MatrixUtilGrok_COC1Test, MatrixUtilGrok_COC2Test, MatrixUtilGrok_COC4Test, MatrixUtilGrok_FS4Test, MatrixUtilGrok_OS2Test, MatrixUtilGrok_OS3Test, MatrixUtilGrok_ZS2Test, MatrixUtilGrok_ZS3Test, MatrixUtilGrok_ZS4Test, MatrixUtilGrok_ZS5Test, MatrixUtilLlama_COC1Test, MatrixUtilLlama_COC2Test, MatrixUtilLlama_COC3Test, MatrixUtilLlama_COC4Test, MatrixUtilLlama_COC5Test, MatrixUtilLlama_OS1Test, MatrixUtilLlama_OS2Test, MatrixUtilLlama_OS3Test, MatrixUtilLlama_OS4Test, MatrixUtilLlama_OS5Test, MatrixUtilLlama_POT1Test, MatrixUtilLlama_POT2Test, MatrixUtilLlama_POT3Test, MatrixUtilLlama_POT4Test, MatrixUtilLlama_POT5Test, MatrixUtilLlama_ZS1Test, MatrixUtilLlama_ZS2Test, MatrixUtilLlama_ZS3Test, MatrixUtilLlama_ZS5Test, MatrixUtilQwen_COC2Test, MatrixUtilQwen_COC5Test, MatrixUtilQwen_FS2Test, MatrixUtilQwen_FS3Test, MatrixUtilQwen_FS5Test, MatrixUtilQwen_OS1Test, MatrixUtilQwen_OS2Test, MatrixUtilQwen_OS3Test, MatrixUtilQwen_OS4Test, MatrixUtilQwen_OS5Test, MatrixUtilQwen_POT1Test, MatrixUtilQwen_POT2Test, MatrixUtilQwen_POT3Test, MatrixUtilQwen_ZS1Test, MatrixUtilQwen_ZS2Test, MatrixUtilQwen_ZS3Test, MatrixUtilQwen_ZS4Test, MatrixUtilQwen_ZS5Test</text:p>
          </table:table-cell>
          <table:table-cell table:style-name="ce2" office:value-type="string" calcext:value-type="string">
            <text:p>MatrixUtilGrok_POT1Test, MatrixUtilQwen_FS1Test</text:p>
          </table:table-cell>
          <table:table-cell table:style-name="ce5" office:value-type="string" calcext:value-type="string">
            <text:p>-</text:p>
          </table:table-cell>
          <table:table-cell table:style-name="ce3" table:number-columns-repeated="67"/>
        </table:table-row>
        <table:table-row table:style-name="ro5">
          <table:table-cell table:style-name="ce2" office:value-type="string" calcext:value-type="string">
            <text:p>MatrixUtil</text:p>
          </table:table-cell>
          <table:table-cell table:style-name="ce2" office:value-type="string" calcext:value-type="string">
            <text:p>M009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returns.EmptyObjectReturnValsMutator</text:p>
          </table:table-cell>
          <table:table-cell table:style-name="ce2" office:value-type="string" calcext:value-type="string">
            <text:p>multiply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MatrixUtilGrok_COC1Test, MatrixUtilGrok_COC2Test, MatrixUtilGrok_COC4Test, MatrixUtilGrok_FS4Test, MatrixUtilGrok_OS2Test, MatrixUtilGrok_OS3Test, MatrixUtilGrok_POT1Test, MatrixUtilGrok_ZS2Test, MatrixUtilGrok_ZS3Test, MatrixUtilGrok_ZS4Test, MatrixUtilGrok_ZS5Test, MatrixUtilLlama_COC1Test, MatrixUtilLlama_COC2Test, MatrixUtilLlama_COC3Test, MatrixUtilLlama_COC4Test, MatrixUtilLlama_COC5Test, MatrixUtilLlama_OS1Test, MatrixUtilLlama_OS2Test, MatrixUtilLlama_OS3Test, MatrixUtilLlama_OS4Test, MatrixUtilLlama_OS5Test, MatrixUtilLlama_POT1Test, MatrixUtilLlama_POT2Test, MatrixUtilLlama_POT3Test, MatrixUtilLlama_POT4Test, MatrixUtilLlama_POT5Test, MatrixUtilLlama_ZS1Test, MatrixUtilLlama_ZS2Test, MatrixUtilLlama_ZS3Test, MatrixUtilLlama_ZS5Test, MatrixUtilQwen_COC2Test, MatrixUtilQwen_COC5Test, MatrixUtilQwen_FS1Test, MatrixUtilQwen_FS2Test, MatrixUtilQwen_FS3Test, MatrixUtilQwen_FS5Test, MatrixUtilQwen_OS1Test, MatrixUtilQwen_OS2Test, MatrixUtilQwen_OS3Test, MatrixUtilQwen_OS4Test, MatrixUtilQwen_OS5Test, MatrixUtilQwen_POT1Test, MatrixUtilQwen_POT2Test, MatrixUtilQwen_POT3Test, MatrixUtilQwen_ZS1Test, MatrixUtilQwen_ZS2Test, MatrixUtilQwen_ZS3Test, MatrixUtilQwen_ZS4Test, MatrixUtilQwen_ZS5Test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3" table:number-columns-repeated="67"/>
        </table:table-row>
        <table:table-row table:style-name="ro7">
          <table:table-cell table:style-name="ce3" table:number-columns-repeated="10"/>
          <table:table-cell table:style-name="ce6"/>
          <table:table-cell table:style-name="ce8"/>
          <table:table-cell table:style-name="ce10"/>
          <table:table-cell table:style-name="ce3" table:number-columns-repeated="67"/>
        </table:table-row>
        <table:table-row table:style-name="ro8">
          <table:table-cell table:number-columns-repeated="80"/>
        </table:table-row>
        <table:table-row table:style-name="ro7" table:number-rows-repeated="1048563">
          <table:table-cell table:number-columns-repeated="80"/>
        </table:table-row>
        <table:table-row table:style-name="ro7"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3T17:08:22.188854770</dc:date>
    <meta:editing-duration>PT3M56S</meta:editing-duration>
    <meta:editing-cycles>2</meta:editing-cycles>
    <meta:generator>LibreOffice/24.2.7.2$Linux_X86_64 LibreOffice_project/420$Build-2</meta:generator>
    <meta:document-statistic meta:table-count="1" meta:cell-count="130" meta:object-count="0"/>
  </office:meta>
</office:document-meta>
</file>